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973cm" fo:min-width="4.89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607cm" fo:min-width="5.53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5" style:family="graphic" style:parent-style-name="standard">
      <style:graphic-properties draw:stroke="none" draw:fill="none" fo:min-height="2.134cm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standard">
      <style:graphic-properties draw:stroke="none" draw:fill="none" fo:min-height="1.424cm"/>
      <style:paragraph-properties style:writing-mode="lr-tb"/>
    </style:style>
    <style:style style:name="gr8" style:family="graphic" style:parent-style-name="standard">
      <style:graphic-properties draw:stroke="none" draw:fill="none" fo:min-height="4.979cm"/>
      <style:paragraph-properties style:writing-mode="lr-tb"/>
    </style:style>
    <style:style style:name="gr9" style:family="graphic" style:parent-style-name="standard">
      <style:graphic-properties draw:stroke="none" draw:fill="none" fo:min-height="5.6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973cm"/>
      <style:paragraph-properties style:writing-mode="lr-tb"/>
    </style:style>
    <style:style style:name="gr11" style:family="graphic" style:parent-style-name="objectwithoutfill">
      <style:graphic-properties draw:marker-end="Arrowheads_20_1" draw:marker-end-width="0.3cm" draw:fill="none" draw:textarea-vertical-align="middle"/>
    </style:style>
    <style:style style:name="gr12" style:family="graphic" style:parent-style-name="objectwithoutfill">
      <style:graphic-properties draw:marker-end="Arrowheads_20_2" draw:marker-end-width="0.3cm" draw:fill="none" draw:textarea-vertical-align="middle"/>
    </style:style>
    <style:style style:name="gr13" style:family="graphic" style:parent-style-name="objectwithoutfill">
      <style:graphic-properties draw:marker-end="Arrowheads_20_3" draw:marker-end-width="0.3cm" draw:fill="none" draw:textarea-vertical-align="middle"/>
    </style:style>
    <style:style style:name="gr14" style:family="graphic" style:parent-style-name="objectwithoutfill">
      <style:graphic-properties draw:marker-end="Arrowheads_20_4" draw:marker-end-width="0.3cm" draw:fill="none" draw:textarea-vertical-align="middle"/>
    </style:style>
    <style:style style:name="gr15" style:family="graphic" style:parent-style-name="objectwithoutfill">
      <style:graphic-properties draw:marker-end="Arrowheads_20_6" draw:marker-end-width="0.3cm" draw:fill="none" draw:textarea-vertical-align="middle"/>
    </style:style>
    <style:style style:name="gr16" style:family="graphic" style:parent-style-name="objectwithoutfill">
      <style:graphic-properties draw:marker-end="Arrowheads_20_7" draw:marker-end-width="0.3cm" draw:fill="none" draw:textarea-vertical-align="middle"/>
    </style:style>
    <style:style style:name="gr17" style:family="graphic" style:parent-style-name="objectwithoutfill">
      <style:graphic-properties draw:marker-end="Arrowheads_20_8" draw:marker-end-width="0.3cm" draw:fill="none" draw:textarea-vertical-align="middle"/>
    </style:style>
    <style:style style:name="gr18" style:family="graphic" style:parent-style-name="objectwithoutfill">
      <style:graphic-properties draw:marker-end="Arrowheads_20_9" draw:marker-end-width="0.3cm" draw:fill="none" draw:textarea-vertical-align="middle"/>
    </style:style>
    <style:style style:name="gr19" style:family="graphic" style:parent-style-name="objectwithoutfill">
      <style:graphic-properties draw:marker-end="Arrowheads_20_10" draw:marker-end-width="0.3cm" draw:fill="none" draw:textarea-vertical-align="middle"/>
    </style:style>
    <style:style style:name="gr20" style:family="graphic" style:parent-style-name="objectwithoutfill">
      <style:graphic-properties draw:marker-end="Arrowheads_20_11" draw:marker-end-width="0.3cm" draw:fill="none" draw:textarea-vertical-align="middle"/>
    </style:style>
    <style:style style:name="gr21" style:family="graphic" style:parent-style-name="objectwithoutfill">
      <style:graphic-properties draw:marker-end="Arrowheads_20_12" draw:marker-end-width="0.3cm" draw:fill="none" draw:textarea-vertical-align="middle"/>
    </style:style>
    <style:style style:name="gr22" style:family="graphic" style:parent-style-name="objectwithoutfill">
      <style:graphic-properties draw:marker-end="Arrowheads_20_13" draw:marker-end-width="0.3cm"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985cm" svg:height="1.905cm" svg:x="7.032cm" svg:y="3.222cm">
          <draw:text-box>
            <text:p>“this is a test message”</text:p>
          </draw:text-box>
        </draw:frame>
        <draw:custom-shape draw:style-name="gr2" draw:text-style-name="P2" draw:layer="layout" svg:width="5.397cm" svg:height="2.223cm" svg:x="6.715cm" svg:y="6.08cm">
          <text:p text:style-name="P2">Tokeniz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6.033cm" svg:height="2.857cm" svg:x="7.032cm" svg:y="12.748cm">
          <text:p text:style-name="P2">Padding</text:p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" draw:layer="layout" svg:width="10.477cm" svg:height="3.806cm" svg:x="6.08cm" svg:y="8.937cm">
          <draw:text-box>
            <text:p>tensor([[147, <text:s text:c="2"/>2, <text:s/>54, <text:s text:c="2"/>2, <text:s/>14, <text:s text:c="2"/>2, <text:s/>33, 218, <text:s text:c="2"/>2, <text:s/>26, <text:s/>61, 150, 112]],</text:p>
            <text:p><text:s text:c="7"/>device='cuda:0', dtype=torch.int32)</text:p>
            <text:p/>
          </draw:text-box>
        </draw:frame>
        <draw:frame draw:style-name="gr5" draw:text-style-name="P3" draw:layer="layout" svg:width="17.634cm" svg:height="2.384cm" svg:x="2.098cm" svg:y="16.396cm">
          <draw:text-box>
            <text:p>tensor([[147, <text:s text:c="2"/>2, <text:s/>54, <text:s text:c="2"/>2, <text:s/>14, <text:s text:c="2"/>2, <text:s/>33, 218, <text:s text:c="2"/>2, <text:s/>26, <text:s/>61, 150, 112, <text:s text:c="2"/>0]],</text:p>
            <text:p><text:s text:c="7"/>device='cuda:0', dtype=torch.int32)</text:p>
          </draw:text-box>
        </draw:frame>
        <draw:frame draw:style-name="gr6" draw:text-style-name="P4" draw:layer="layout" svg:width="25.318cm" svg:height="0.963cm" svg:x="5.762cm" svg:y="1.317cm">
          <draw:text-box>
            <text:p>python tortoise/do_tts.py --text "This is a test message" --voice mol --preset fast --seed 0</text:p>
          </draw:text-box>
        </draw:frame>
        <draw:frame draw:style-name="gr7" draw:text-style-name="P4" draw:layer="layout" svg:width="20.085cm" svg:height="1.674cm" svg:x="3.457cm" svg:y="22.821cm">
          <draw:text-box>
            <text:p>tensor([[255, 147, <text:s text:c="2"/>2, <text:s/>54, <text:s text:c="2"/>2, <text:s/>14, <text:s text:c="2"/>2, <text:s/>33, 218, <text:s/><text:s/>2, <text:s/>26, <text:s/>61, 150, 112,</text:p>
            <text:p><text:s text:c="11"/>0, <text:s text:c="2"/>0]], device='cuda:0', dtype=torch.int32)</text:p>
          </draw:text-box>
        </draw:frame>
        <draw:custom-shape draw:style-name="gr3" draw:text-style-name="P2" draw:layer="layout" svg:width="6.033cm" svg:height="2.857cm" svg:x="7.032cm" svg:y="19.415cm">
          <text:p text:style-name="P2">build_aligned_inputs_and_targets</text:p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6.033cm" svg:height="2.857cm" svg:x="3.857cm" svg:y="25.13cm">
          <text:p text:style-name="P2">text_embedding</text:p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6.033cm" svg:height="2.857cm" svg:x="15.604cm" svg:y="25.13cm">
          <text:p text:style-name="P2">text_pos_embedding</text:p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draw:layer="layout" svg:width="9.143cm" svg:height="8.072cm" svg:x="2.017cm" svg:y="28.473cm">
          <draw:text-box>
            <text:p>tensor([[[-0.0129, -0.5964, -0.0274, <text:s/>..., <text:s/>0.0150, <text:s/>0.0060, <text:s/>0.0146],</text:p>
            <text:p><text:s text:c="9"/>[-0.0655, -0.0547, -0.1627, <text:s/>..., <text:s/>0.0197, <text:s/>0.0012, -0.0409],</text:p>
            <text:p><text:s text:c="9"/>...,</text:p>
            <text:p/>
            <text:p><text:s text:c="9"/>[-0.0186, -0.3438, <text:s/>0.0068, <text:s/>..., -0.0040, <text:s/>0.0225, <text:s/>0.0297]]])</text:p>
          </draw:text-box>
        </draw:frame>
        <draw:frame draw:style-name="gr9" draw:text-style-name="P4" draw:layer="layout" svg:width="13.283cm" svg:height="5.94cm" svg:x="14.069cm" svg:y="29.257cm">
          <draw:text-box>
            <text:p>tensor([[-0.0336, -0.5053, <text:s/>0.0181, <text:s/>..., <text:s/>0.0550, <text:s/>0.0111, <text:s/>0.0281],</text:p>
            <text:p><text:s text:c="6"/><text:s text:c="2"/>...,</text:p>
            <text:p><text:s text:c="6"/><text:s text:c="2"/>[ 0.1222, <text:s/>0.1647, -0.1238, <text:s/>..., -0.0082, <text:s/>0.0470, -0.0225]],</text:p>
            <text:p><text:s text:c="6"/><text:s/>device='cuda:0')</text:p>
          </draw:text-box>
        </draw:frame>
        <draw:custom-shape draw:style-name="gr3" draw:text-style-name="P2" draw:layer="layout" svg:width="6.033cm" svg:height="2.857cm" svg:x="10.207cm" svg:y="36.877cm">
          <text:p text:style-name="P2">Elementwise addition</text:p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4" draw:layer="layout" svg:width="18.985cm" svg:height="5.94cm" svg:x="5.445cm" svg:y="41.097cm">
          <draw:text-box>
            <text:p>tensor([[[-0.0465, -1.1017, -0.0093, <text:s/>..., <text:s/>0.0700, <text:s/>0.0171, <text:s/>0.0427],</text:p>
            <text:p><text:s text:c="9"/>[-0.0466, -0.6030, -0.1280, <text:s/>..., <text:s/>0.0232, -0.0207, <text:s/>0.0369],</text:p>
            <text:p><text:s text:c="9"/>[ 0.0192, <text:s/>0.5095, -0.0526, <text:s/>..., <text:s/>0.0075, -0.0284, <text:s/>0.0548],</text:p>
            <text:p><text:s text:c="9"/>...,</text:p>
            <text:p><text:s text:c="9"/>[-0.0197, <text:s/>0.1845, <text:s/>0.0779, <text:s/>..., <text:s/>0.0454, -0.0252, <text:s/>0.0659],</text:p>
            <text:p><text:s text:c="9"/>[ 0.0411, -0.1898, -0.0292, <text:s/>..., -0.0070, <text:s/>0.1192, <text:s/>0.0420],</text:p>
            <text:p><text:s text:c="9"/>[ 0.1035, -0.1791, -0.1170, <text:s/>..., -0.0122, <text:s/>0.0695, <text:s/>0.0073]]],</text:p>
            <text:p><text:s text:c="7"/>device='cuda:0')</text:p>
          </draw:text-box>
        </draw:frame>
        <draw:custom-shape draw:style-name="gr3" draw:text-style-name="P2" draw:layer="layout" svg:width="6.033cm" svg:height="2.857cm" svg:x="22.59cm" svg:y="51.165cm">
          <text:p text:style-name="P2">Concat</text:p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4" draw:layer="layout" svg:width="19.086cm" svg:height="5.94cm" svg:x="16.839cm" svg:y="56.972cm">
          <draw:text-box>
            <text:p>tensor([[[-1.5514, -3.4630, -2.8328, <text:s/>..., -1.0998, -0.0912, -0.2615],</text:p>
            <text:p><text:s text:c="9"/>[-0.0465, -1.1017, -0.0093, <text:s/>..., <text:s/>0.0700, <text:s/>0.0171, <text:s/>0.0427],</text:p>
            <text:p><text:s text:c="9"/>[-0.0466, -0.6030, -0.1280, <text:s/>..., <text:s/>0.0232, -0.0207, <text:s/>0.0369],</text:p>
            <text:p><text:s text:c="9"/>...,</text:p>
            <text:p><text:s text:c="9"/>[-0.0197, <text:s/>0.1845, <text:s/>0.0779, <text:s/>..., <text:s/>0.0454, -0.0252, <text:s/>0.0659],</text:p>
            <text:p><text:s text:c="9"/>[ 0.0411, -0.1898, -0.0292, <text:s/>..., -0.0070, <text:s/>0.1192, <text:s/>0.0420],</text:p>
            <text:p><text:s text:c="9"/>[ 0.1035, -0.1791, -0.1170, <text:s/>..., -0.0122, <text:s/>0.0695, <text:s/>0.0073]]],</text:p>
            <text:p><text:s text:c="7"/>device='cuda:0')</text:p>
          </draw:text-box>
        </draw:frame>
        <draw:frame draw:style-name="gr7" draw:text-style-name="P4" draw:layer="layout" svg:width="19.442cm" svg:height="1.674cm" svg:x="28.548cm" svg:y="42.506cm">
          <draw:text-box>
            <text:p>tensor([[[-1.5514, -3.4630, -2.8328, <text:s/>..., -1.0998, -0.0912, -0.2615]]],</text:p>
            <text:p><text:s text:c="7"/>device='cuda:0')</text:p>
          </draw:text-box>
        </draw:frame>
        <draw:frame draw:style-name="gr10" draw:text-style-name="P5" draw:layer="layout" svg:width="16.51cm" svg:height="2.223cm" svg:x="29.892cm" svg:y="38.782cm">
          <draw:text-box>
            <text:p>Conditioning Latent (Specifies what voice the model generates in)</text:p>
          </draw:text-box>
        </draw:frame>
        <draw:line draw:style-name="gr11" draw:text-style-name="P6" draw:layer="layout" svg:x1="8.937cm" svg:y1="5.127cm" svg:x2="8.937cm" svg:y2="6.08cm">
          <text:p/>
        </draw:line>
        <draw:line draw:style-name="gr12" draw:text-style-name="P6" draw:layer="layout" svg:x1="8.937cm" svg:y1="8.62cm" svg:x2="9.255cm" svg:y2="9.255cm">
          <text:p/>
        </draw:line>
        <draw:line draw:style-name="gr13" draw:text-style-name="P6" draw:layer="layout" svg:x1="9.89cm" svg:y1="12.112cm" svg:x2="9.89cm" svg:y2="13.065cm">
          <text:p/>
        </draw:line>
        <draw:line draw:style-name="gr14" draw:text-style-name="P6" draw:layer="layout" svg:x1="9.572cm" svg:y1="14.652cm" svg:x2="9.572cm" svg:y2="16.24cm">
          <text:p/>
        </draw:line>
        <draw:line draw:style-name="gr15" draw:text-style-name="P6" draw:layer="layout" svg:x1="10.525cm" svg:y1="18.78cm" svg:x2="10.525cm" svg:y2="19.415cm">
          <text:p/>
        </draw:line>
        <draw:line draw:style-name="gr16" draw:text-style-name="P6" draw:layer="layout" svg:x1="10.207cm" svg:y1="22.272cm" svg:x2="9.89cm" svg:y2="22.907cm">
          <text:p/>
        </draw:line>
        <draw:line draw:style-name="gr17" draw:text-style-name="P6" draw:layer="layout" svg:x1="8.62cm" svg:y1="24.495cm" svg:x2="7.985cm" svg:y2="25.447cm">
          <text:p/>
        </draw:line>
        <draw:line draw:style-name="gr18" draw:text-style-name="P6" draw:layer="layout" svg:x1="15.922cm" svg:y1="24.495cm" svg:x2="17.192cm" svg:y2="25.447cm">
          <text:p/>
        </draw:line>
        <draw:line draw:style-name="gr19" draw:text-style-name="P6" draw:layer="layout" svg:x1="17.827cm" svg:y1="34.337cm" svg:x2="14.652cm" svg:y2="37.195cm">
          <text:p/>
        </draw:line>
        <draw:line draw:style-name="gr20" draw:text-style-name="P6" draw:layer="layout" svg:x1="8.302cm" svg:y1="36.56cm" svg:x2="11.477cm" svg:y2="37.195cm">
          <text:p/>
        </draw:line>
        <draw:line draw:style-name="gr21" draw:text-style-name="P6" draw:layer="layout" svg:x1="19.732cm" svg:y1="47.672cm" svg:x2="23.542cm" svg:y2="50.53cm">
          <text:p/>
        </draw:line>
        <draw:line draw:style-name="gr22" draw:text-style-name="P6" draw:layer="layout" svg:x1="34.337cm" svg:y1="45.45cm" svg:x2="27.987cm" svg:y2="50.5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7T17:42:27.703674843</meta:creation-date>
    <dc:date>2023-12-13T01:56:33.399478514</dc:date>
    <meta:editing-duration>PT7H54M59S</meta:editing-duration>
    <meta:editing-cycles>3</meta:editing-cycles>
    <meta:generator>LibreOffice/7.3.7.2$Linux_X86_64 LibreOffice_project/30$Build-2</meta:generator>
    <meta:document-statistic meta:object-count="30"/>
  </office:meta>
</office:document-meta>
</file>